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264925092245682" office:value-type="float"/>
          <table:table-cell office:value="-0.004220697524487378" office:value-type="float"/>
          <table:table-cell office:value="0.007276333844655836" office:value-type="float"/>
          <table:table-cell office:value="-0.00462760184945511" office:value-type="float"/>
          <table:table-cell office:value="-0.00909995860685694" office:value-type="float"/>
          <table:table-cell office:value="-0.002005900803228451" office:value-type="float"/>
          <table:table-cell office:value="0.08111082414324984" office:value-type="float"/>
          <table:table-cell office:value="1" office:value-type="float"/>
          <table:table-cell office:value="0.9264925092245682" office:value-type="float"/>
          <table:table-cell office:value="-0.4220697524487378" office:value-type="float"/>
          <table:table-cell office:value="0.7276333844655836" office:value-type="float"/>
          <table:table-cell office:value="-0.46276018494551097" office:value-type="float"/>
          <table:table-cell office:value="-0.9099958606856939" office:value-type="float"/>
          <table:table-cell office:value="-0.2005900803228451" office:value-type="float"/>
        </table:table-row>
        <table:table-row>
          <table:table-cell office:value="0.017047242383390324" office:value-type="float"/>
          <table:table-cell office:value="-0.007451025076842281" office:value-type="float"/>
          <table:table-cell office:value="0.004818988111273304" office:value-type="float"/>
          <table:table-cell office:value="-0.004604984731757045" office:value-type="float"/>
          <table:table-cell office:value="-0.013980399835472234" office:value-type="float"/>
          <table:table-cell office:value="-0.010513738421359078" office:value-type="float"/>
          <table:table-cell office:value="0.08286725384850356" office:value-type="float"/>
          <table:table-cell office:value="2" office:value-type="float"/>
          <table:table-cell office:value="0.778231729114464" office:value-type="float"/>
          <table:table-cell office:value="-0.32303275523549035" office:value-type="float"/>
          <table:table-cell office:value="-0.24573457333825321" office:value-type="float"/>
          <table:table-cell office:value="0.002261711769806496" office:value-type="float"/>
          <table:table-cell office:value="-0.48804412286152954" office:value-type="float"/>
          <table:table-cell office:value="-0.8507837618130627" office:value-type="float"/>
        </table:table-row>
        <table:table-row>
          <table:table-cell office:value="0.016480143527418032" office:value-type="float"/>
          <table:table-cell office:value="-0.0075372372350454055" office:value-type="float"/>
          <table:table-cell office:value="0.004387569096342579" office:value-type="float"/>
          <table:table-cell office:value="-0.004543298692786098" office:value-type="float"/>
          <table:table-cell office:value="-0.012584617603187688" office:value-type="float"/>
          <table:table-cell office:value="-0.010451595810809152" office:value-type="float"/>
          <table:table-cell office:value="0.08673938659093376" office:value-type="float"/>
          <table:table-cell office:value="3" office:value-type="float"/>
          <table:table-cell office:value="-0.056709885597229004" office:value-type="float"/>
          <table:table-cell office:value="-0.0086212158203125" office:value-type="float"/>
          <table:table-cell office:value="-0.04314190149307251" office:value-type="float"/>
          <table:table-cell office:value="0.0061686038970947266" office:value-type="float"/>
          <table:table-cell office:value="0.1395782232284546" office:value-type="float"/>
          <table:table-cell office:value="0.006214261054992676" office:value-type="float"/>
        </table:table-row>
        <table:table-row>
          <table:table-cell office:value="0.016119317273527042" office:value-type="float"/>
          <table:table-cell office:value="-0.007590313383078548" office:value-type="float"/>
          <table:table-cell office:value="0.004036875632063404" office:value-type="float"/>
          <table:table-cell office:value="-0.004384242506110072" office:value-type="float"/>
          <table:table-cell office:value="-0.011369896400337347" office:value-type="float"/>
          <table:table-cell office:value="-0.010409268168368355" office:value-type="float"/>
          <table:table-cell office:value="0.0790006494858675" office:value-type="float"/>
          <table:table-cell office:value="4" office:value-type="float"/>
          <table:table-cell office:value="-0.03608262538909912" office:value-type="float"/>
          <table:table-cell office:value="-0.005307614803314209" office:value-type="float"/>
          <table:table-cell office:value="-0.03506934642791748" office:value-type="float"/>
          <table:table-cell office:value="0.01590561866760254" office:value-type="float"/>
          <table:table-cell office:value="0.12147212028503418" office:value-type="float"/>
          <table:table-cell office:value="0.00423276424407959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1T14:51:04.027433</meta:creation-date>
    <dc:date>2024-03-11T14:51:04.028659</dc:date>
    <meta:generator>http://pypi.python.org/pypi/ezodf/0.1.0$Python3.8.10 (default, Nov 22 2023, 10:22:35) 
[GCC 9.4.0]</meta:generator>
    <meta:document-statistic/>
    <meta:editing-cycles>1</meta:editing-cycles>
  </office:meta>
</office:document-meta>
</file>